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yriad Pro" svg:font-family="'Myriad Pro', 'Myriad Pro'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2.23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3.953cm"/>
    </style:style>
    <style:style style:name="co5" style:family="table-column">
      <style:table-column-properties fo:break-before="auto" style:column-width="2.376cm"/>
    </style:style>
    <style:style style:name="co6" style:family="table-column">
      <style:table-column-properties fo:break-before="auto" style:column-width="3.5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427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3.676cm"/>
    </style:style>
    <style:style style:name="co11" style:family="table-column">
      <style:table-column-properties fo:break-before="auto" style:column-width="12.275cm"/>
    </style:style>
    <style:style style:name="co12" style:family="table-column">
      <style:table-column-properties fo:break-before="auto" style:column-width="2.54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row table:style-name="ro1">
          <table:table-cell/>
          <table:table-cell table:style-name="ce1" office:value-type="string" table:number-columns-spanned="5" table:number-rows-spanned="1">
            <text:p>Precio (por unidad)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office:value-type="string">
            <text:p>RS</text:p>
          </table:table-cell>
          <table:table-cell office:value-type="string">
            <text:p>Mouser</text:p>
          </table:table-cell>
          <table:table-cell office:value-type="string">
            <text:p>Electronic Components</text:p>
          </table:table-cell>
          <table:table-cell office:value-type="string">
            <text:p>Digikey</text:p>
          </table:table-cell>
          <table:table-cell office:value-type="string">
            <text:p>Arrow</text:p>
          </table:table-cell>
          <table:table-cell office:value-type="string">
            <text:p>Empresa</text:p>
          </table:table-cell>
          <table:table-cell office:value-type="string">
            <text:p>Modelo</text:p>
          </table:table-cell>
          <table:table-cell office:value-type="string">
            <text:p>Bits</text:p>
          </table:table-cell>
          <table:table-cell office:value-type="string">
            <text:p>Settling time</text:p>
          </table:table-cell>
          <table:table-cell office:value-type="string">
            <text:p>Encapsulado</text:p>
          </table:table-cell>
          <table:table-cell office:value-type="string">
            <text:p>Interfaz</text:p>
          </table:table-cell>
          <table:table-cell office:value-type="string">
            <text:p>Salida</text:p>
          </table:table-cell>
          <table:table-cell office:value-type="string">
            <text:p>Comentarios</text:p>
          </table:table-cell>
          <table:table-cell table:number-columns-repeated="3"/>
        </table:table-row>
        <table:table-row table:style-name="ro1">
          <table:table-cell office:value-type="string">
            <text:p>ADC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office:value-type="string">
            <text:p>Analog Devices</text:p>
          </table:table-cell>
          <table:table-cell office:value-type="string">
            <text:p>AD7656</text:p>
          </table:table-cell>
          <table:table-cell office:value-type="float" office:value="16">
            <text:p>16</text:p>
          </table:table-cell>
          <table:table-cell office:value-type="string">
            <text:p>3.1us</text:p>
          </table:table-cell>
          <table:table-cell office:value-type="string">
            <text:p>ST-64-2 </text:p>
          </table:table-cell>
          <table:table-cell office:value-type="string">
            <text:p>Serie/Paralelo</text:p>
          </table:table-cell>
          <table:table-cell office:value-type="string">
            <text:p>0.2 a V_drive-0.2</text:p>
          </table:table-cell>
          <table:table-cell office:value-type="string">
            <text:p>Es mas o menos el mismo tiempo de conversion en modo paralelo o seri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DAC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A</text:p>
          </table:table-cell>
          <table:table-cell office:value-type="string">
            <text:p>14.15 a 26.82</text:p>
          </table:table-cell>
          <table:table-cell office:value-type="string">
            <text:p>-</text:p>
          </table:table-cell>
          <table:table-cell table:style-name="ce2" office:value-type="string">
            <text:p>6.69 a 15.35</text:p>
          </table:table-cell>
          <table:table-cell office:value-type="string">
            <text:p>-</text:p>
          </table:table-cell>
          <table:table-cell office:value-type="string">
            <text:p>Texas Instruments</text:p>
          </table:table-cell>
          <table:table-cell office:value-type="string">
            <text:p>DAC8830</text:p>
          </table:table-cell>
          <table:table-cell office:value-type="float" office:value="16">
            <text:p>16</text:p>
          </table:table-cell>
          <table:table-cell table:style-name="ce2" office:value-type="string">
            <text:p>1us</text:p>
          </table:table-cell>
          <table:table-cell office:value-type="string">
            <text:p>SO-8</text:p>
          </table:table-cell>
          <table:table-cell table:style-name="ce2" office:value-type="string">
            <text:p>SPI</text:p>
          </table:table-cell>
          <table:table-cell office:value-type="string">
            <text:p>0 a +V_ref</text:p>
          </table:table-cell>
          <table:table-cell office:value-type="string">
            <text:p>Reset a zero cod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A</text:p>
          </table:table-cell>
          <table:table-cell office:value-type="string">
            <text:p>14.85 a 22</text:p>
          </table:table-cell>
          <table:table-cell office:value-type="string">
            <text:p>-</text:p>
          </table:table-cell>
          <table:table-cell office:value-type="string">
            <text:p>14.85 a 26.82</text:p>
          </table:table-cell>
          <table:table-cell office:value-type="string">
            <text:p>-</text:p>
          </table:table-cell>
          <table:table-cell office:value-type="string">
            <text:p>Texas Instruments</text:p>
          </table:table-cell>
          <table:table-cell office:value-type="string">
            <text:p>DAC8831</text:p>
          </table:table-cell>
          <table:table-cell office:value-type="float" office:value="16">
            <text:p>16</text:p>
          </table:table-cell>
          <table:table-cell table:style-name="ce2" office:value-type="string">
            <text:p>1us</text:p>
          </table:table-cell>
          <table:table-cell office:value-type="string">
            <text:p>SO-14 y QFN-14</text:p>
          </table:table-cell>
          <table:table-cell table:style-name="ce2" office:value-type="string">
            <text:p>SPI</text:p>
          </table:table-cell>
          <table:table-cell office:value-type="string">
            <text:p>-V_ref a +V_ref</text:p>
          </table:table-cell>
          <table:table-cell office:value-type="string">
            <text:p>Reset a zero cod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10.48 (x148)</text:p>
          </table:table-cell>
          <table:table-cell office:value-type="string">
            <text:p>-</text:p>
          </table:table-cell>
          <table:table-cell table:style-name="ce2" office:value-type="string">
            <text:p>12.16 a 15.22</text:p>
          </table:table-cell>
          <table:table-cell office:value-type="string">
            <text:p>-</text:p>
          </table:table-cell>
          <table:table-cell office:value-type="string">
            <text:p>Texas Instruments</text:p>
          </table:table-cell>
          <table:table-cell office:value-type="string">
            <text:p>DAC8832</text:p>
          </table:table-cell>
          <table:table-cell office:value-type="float" office:value="16">
            <text:p>16</text:p>
          </table:table-cell>
          <table:table-cell table:style-name="ce2" office:value-type="string">
            <text:p>1us</text:p>
          </table:table-cell>
          <table:table-cell office:value-type="string">
            <text:p>QFN-14</text:p>
          </table:table-cell>
          <table:table-cell table:style-name="ce2" office:value-type="string">
            <text:p>SPI</text:p>
          </table:table-cell>
          <table:table-cell office:value-type="string">
            <text:p>unipolar o bipolar</text:p>
          </table:table-cell>
          <table:table-cell office:value-type="string">
            <text:p>Reset a mid cod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A</text:p>
          </table:table-cell>
          <table:table-cell office:value-type="string">
            <text:p>22.48</text:p>
          </table:table-cell>
          <table:table-cell office:value-type="string">
            <text:p>-</text:p>
          </table:table-cell>
          <table:table-cell office:value-type="string">
            <text:p>22.0</text:p>
          </table:table-cell>
          <table:table-cell office:value-type="string">
            <text:p>-</text:p>
          </table:table-cell>
          <table:table-cell office:value-type="string">
            <text:p>Texas Instruments</text:p>
          </table:table-cell>
          <table:table-cell office:value-type="string">
            <text:p>DAC8871</text:p>
          </table:table-cell>
          <table:table-cell office:value-type="float" office:value="16">
            <text:p>16</text:p>
          </table:table-cell>
          <table:table-cell table:style-name="ce2" office:value-type="string">
            <text:p>1us</text:p>
          </table:table-cell>
          <table:table-cell office:value-type="string">
            <text:p>TSSOP-16</text:p>
          </table:table-cell>
          <table:table-cell table:style-name="ce2" office:value-type="string">
            <text:p>SPI</text:p>
          </table:table-cell>
          <table:table-cell office:value-type="string">
            <text:p>V_ref_H a V_ref_L</text:p>
          </table:table-cell>
          <table:table-cell office:value-type="string">
            <text:p>V_ref_H/L +/- 18V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table:style-name="ce2" office:value-type="string">
            <text:p>10.0</text:p>
          </table:table-cell>
          <table:table-cell office:value-type="string">
            <text:p>-</text:p>
          </table:table-cell>
          <table:table-cell table:style-name="ce2" office:value-type="string">
            <text:p>10.0</text:p>
          </table:table-cell>
          <table:table-cell office:value-type="string">
            <text:p>-</text:p>
          </table:table-cell>
          <table:table-cell office:value-type="string">
            <text:p>Analog Devices</text:p>
          </table:table-cell>
          <table:table-cell office:value-type="string">
            <text:p>AD5667R</text:p>
          </table:table-cell>
          <table:table-cell office:value-type="float" office:value="16">
            <text:p>16</text:p>
          </table:table-cell>
          <table:table-cell office:value-type="string">
            <text:p>4us</text:p>
          </table:table-cell>
          <table:table-cell office:value-type="string">
            <text:p>LFCSP y MSOP-10</text:p>
          </table:table-cell>
          <table:table-cell office:value-type="string">
            <text:p>I^2C</text:p>
          </table:table-cell>
          <table:table-cell office:value-type="string">
            <text:p>0 a V_DD</text:p>
          </table:table-cell>
          <table:table-cell office:value-type="string">
            <text:p>Referencia interna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table:style-name="ce2" office:value-type="string">
            <text:p>9.20</text:p>
          </table:table-cell>
          <table:table-cell office:value-type="string">
            <text:p>-</text:p>
          </table:table-cell>
          <table:table-cell table:style-name="ce2" office:value-type="string">
            <text:p>5 a 10</text:p>
          </table:table-cell>
          <table:table-cell office:value-type="string">
            <text:p>-</text:p>
          </table:table-cell>
          <table:table-cell office:value-type="string">
            <text:p>Analog Devices</text:p>
          </table:table-cell>
          <table:table-cell office:value-type="string">
            <text:p>AD5667</text:p>
          </table:table-cell>
          <table:table-cell office:value-type="float" office:value="16">
            <text:p>16</text:p>
          </table:table-cell>
          <table:table-cell office:value-type="string">
            <text:p>4us</text:p>
          </table:table-cell>
          <table:table-cell office:value-type="string">
            <text:p>LFCSP y MSOP-10</text:p>
          </table:table-cell>
          <table:table-cell office:value-type="string">
            <text:p>I^2C</text:p>
          </table:table-cell>
          <table:table-cell office:value-type="string">
            <text:p>0 a V_DD</text:p>
          </table:table-cell>
          <table:table-cell office:value-type="string">
            <text:p>Referencia externa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table:style-name="ce2" office:value-type="string">
            <text:p>10.0</text:p>
          </table:table-cell>
          <table:table-cell office:value-type="string">
            <text:p>-</text:p>
          </table:table-cell>
          <table:table-cell table:style-name="ce2" office:value-type="string">
            <text:p>5 a 10</text:p>
          </table:table-cell>
          <table:table-cell office:value-type="string">
            <text:p>-</text:p>
          </table:table-cell>
          <table:table-cell office:value-type="string">
            <text:p>Analog Devices</text:p>
          </table:table-cell>
          <table:table-cell office:value-type="string">
            <text:p>AD5663R</text:p>
          </table:table-cell>
          <table:table-cell office:value-type="float" office:value="16">
            <text:p>16</text:p>
          </table:table-cell>
          <table:table-cell office:value-type="string">
            <text:p>4us</text:p>
          </table:table-cell>
          <table:table-cell office:value-type="string">
            <text:p>LFCSP y MSOP-10</text:p>
          </table:table-cell>
          <table:table-cell table:style-name="ce2" office:value-type="string">
            <text:p>SPI</text:p>
          </table:table-cell>
          <table:table-cell office:value-type="string">
            <text:p>0 a V_DD</text:p>
          </table:table-cell>
          <table:table-cell office:value-type="string">
            <text:p>Ref int o ext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15.34</text:p>
          </table:table-cell>
          <table:table-cell office:value-type="string">
            <text:p>-</text:p>
          </table:table-cell>
          <table:table-cell office:value-type="string">
            <text:p>13 a 18</text:p>
          </table:table-cell>
          <table:table-cell office:value-type="string">
            <text:p>-</text:p>
          </table:table-cell>
          <table:table-cell office:value-type="string">
            <text:p>Linear Tecnologies</text:p>
          </table:table-cell>
          <table:table-cell office:value-type="string">
            <text:p>LTC2641</text:p>
          </table:table-cell>
          <table:table-cell office:value-type="float" office:value="16">
            <text:p>16</text:p>
          </table:table-cell>
          <table:table-cell table:style-name="ce2" office:value-type="string">
            <text:p>1us</text:p>
          </table:table-cell>
          <table:table-cell office:value-type="string">
            <text:p>MSOP-8 y DFN</text:p>
          </table:table-cell>
          <table:table-cell table:style-name="ce2" office:value-type="string">
            <text:p>SPI</text:p>
          </table:table-cell>
          <table:table-cell office:value-type="string">
            <text:p>0 a +V_ref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13 a 18</text:p>
          </table:table-cell>
          <table:table-cell office:value-type="string">
            <text:p>-</text:p>
          </table:table-cell>
          <table:table-cell office:value-type="string">
            <text:p>Linear Tecnologies</text:p>
          </table:table-cell>
          <table:table-cell office:value-type="string">
            <text:p>LTC2642</text:p>
          </table:table-cell>
          <table:table-cell office:value-type="float" office:value="16">
            <text:p>16</text:p>
          </table:table-cell>
          <table:table-cell table:style-name="ce2" office:value-type="string">
            <text:p>1us</text:p>
          </table:table-cell>
          <table:table-cell office:value-type="string">
            <text:p>MSOP-10 y DFN</text:p>
          </table:table-cell>
          <table:table-cell table:style-name="ce2" office:value-type="string">
            <text:p>SPI</text:p>
          </table:table-cell>
          <table:table-cell office:value-type="string">
            <text:p>0 a +V_ref y +/-V_re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5" office:value-type="string">
            <text:p>-</text:p>
          </table:table-cell>
          <table:table-cell office:value-type="string">
            <text:p>Maxim</text:p>
          </table:table-cell>
          <table:table-cell table:number-columns-repeated="6" office:value-type="string">
            <text:p>-</text:p>
          </table:table-cell>
          <table:table-cell office:value-type="string">
            <text:p>Solo de 12 bits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Aislador digital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Aislador analógico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office:value-type="string">
            <text:p>ISO124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Drivers analógicos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office:value-type="string">
            <text:p>AD802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D861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AD797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yriad Pro" svg:font-family="'Myriad Pro', 'Myriad Pro'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/00/0000</text:date>, <text:time style:data-style-name="N2" text:time-value="0000-00-00T16:03:37.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6M5S</meta:editing-duration>
    <meta:editing-cycles>9</meta:editing-cycles>
    <meta:generator>LibreOffice/4.0.3.3$Windows_x86 LibreOffice_project/0eaa50a932c8f2199a615e1eb30f7ac74279539</meta:generator>
    <dc:date>2014-01-16T21:40:02.57</dc:date>
    <meta:document-statistic meta:table-count="3" meta:cell-count="179" meta:object-count="0"/>
    <meta:user-defined meta:name="Info 1"/>
    <meta:user-defined meta:name="Info 2"/>
    <meta:user-defined meta:name="Info 3"/>
    <meta:user-defined meta:name="Info 4"/>
  </office:meta>
</office:document-meta>
</file>